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mikrosko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rizka</text:p>
          </table:table-cell>
          <table:table-cell office:value-type="string" calcext:value-type="string">
            <text:p>c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C3]/[.B3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vodorovne</text:p>
          </table:table-cell>
          <table:table-cell office:value-type="float" office:value="3.95" calcext:value-type="float">
            <text:p>3.95</text:p>
          </table:table-cell>
          <table:table-cell office:value-type="float" office:value="13" calcext:value-type="float">
            <text:p>13</text:p>
          </table:table-cell>
          <table:table-cell table:formula="of:=[.H3]/[.I3]*10" office:value-type="float" office:value="3.03846153846154" calcext:value-type="float">
            <text:p>3.0384615385</text:p>
          </table:table-cell>
          <table:table-cell table:formula="of:=1/[.I3]" office:value-type="float" office:value="0.0769230769230769" calcext:value-type="float">
            <text:p>0.0769230769</text:p>
          </table:table-cell>
          <table:table-cell office:value-type="float" office:value="3030" calcext:value-type="float">
            <text:p>3030</text:p>
          </table:table-cell>
          <table:table-cell office:value-type="float" office:value="4" calcext:value-type="float">
            <text:p>4</text:p>
          </table:table-cell>
          <table:table-cell table:formula="of:=[.L3]/[.M3]" office:value-type="float" office:value="757.5" calcext:value-type="float">
            <text:p>757.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C4]/[.B4]" office:value-type="float" office:value="0.0416666666666667" calcext:value-type="float">
            <text:p>0.0416666667</text:p>
          </table:table-cell>
          <table:table-cell table:number-columns-repeated="2"/>
          <table:table-cell office:value-type="string" calcext:value-type="string">
            <text:p>svisly</text:p>
          </table:table-cell>
          <table:table-cell office:value-type="float" office:value="4.05" calcext:value-type="float">
            <text:p>4.05</text:p>
          </table:table-cell>
          <table:table-cell office:value-type="float" office:value="14" calcext:value-type="float">
            <text:p>14</text:p>
          </table:table-cell>
          <table:table-cell table:formula="of:=[.H4]/[.I4]*10" office:value-type="float" office:value="2.89285714285714" calcext:value-type="float">
            <text:p>2.8928571429</text:p>
          </table:table-cell>
          <table:table-cell table:formula="of:=1/[.I4]" office:value-type="float" office:value="0.0714285714285714" calcext:value-type="float">
            <text:p>0.0714285714</text:p>
          </table:table-cell>
          <table:table-cell office:value-type="float" office:value="2091" calcext:value-type="float">
            <text:p>2091</text:p>
          </table:table-cell>
          <table:table-cell office:value-type="float" office:value="3" calcext:value-type="float">
            <text:p>3</text:p>
          </table:table-cell>
          <table:table-cell table:formula="of:=[.L4]/[.M4]"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B4]/[.B3]" office:value-type="float" office:value="6" calcext:value-type="float">
            <text:p>6</text:p>
          </table:table-cell>
          <table:table-cell table:formula="of:=[.D5]*[.B5]" office:value-type="float" office:value="0.93407708461347" calcext:value-type="float">
            <text:p>0.9340770846</text:p>
          </table:table-cell>
          <table:table-cell table:formula="of:=SQRT([.D4]^2+[.D3]^2)" office:value-type="float" office:value="0.155679514102245" calcext:value-type="float">
            <text:p>0.155679514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vetseni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vodorovne</text:p>
          </table:table-cell>
          <table:table-cell table:formula="of:=[.J3]*1000/[.N3]" office:value-type="float" office:value="4.01117034780401" calcext:value-type="float">
            <text:p>4.0111703478</text:p>
          </table:table-cell>
          <table:table-cell table:formula="of:=[.J8]*SQRT(([.K3]/[.J3])^2+([.O3]/[.N3])^2)" office:value-type="float" office:value="0.101548616400102" calcext:value-type="float">
            <text:p>0.10154861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visly</text:p>
          </table:table-cell>
          <table:table-cell table:formula="of:=[.J4]*1000/[.N4]" office:value-type="float" office:value="4.15044066407051" calcext:value-type="float">
            <text:p>4.1504406641</text:p>
          </table:table-cell>
          <table:table-cell table:formula="of:=[.J9]*SQRT(([.K4]/[.J4])^2+([.O4]/[.N4])^2)" office:value-type="float" office:value="0.102480016396803" calcext:value-type="float">
            <text:p>0.10248001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tred</text:p>
          </table:table-cell>
          <table:table-cell table:formula="of:=([.J8]+[.J9])/2" office:value-type="float" office:value="4.08080550593726" calcext:value-type="float">
            <text:p>4.0808055059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vnobezne pruh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 dalekohlede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9.62" calcext:value-type="float">
            <text:p>-19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19.02" calcext:value-type="float">
            <text:p>19.02</text:p>
          </table:table-cell>
          <table:table-cell office:value-type="float" office:value="12.97" calcext:value-type="float">
            <text:p>12.97</text:p>
          </table:table-cell>
          <table:table-cell office:value-type="float" office:value="5.18" calcext:value-type="float">
            <text:p>5.18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-13.84" calcext:value-type="float">
            <text:p>-13.84</text:p>
          </table:table-cell>
          <table:table-cell/>
        </table:table-row>
        <table:table-row table:style-name="ro1">
          <table:table-cell/>
          <table:table-cell office:value-type="float" office:value="24.03" calcext:value-type="float">
            <text:p>24.03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-7.79" calcext:value-type="float">
            <text:p>-7.79</text:p>
          </table:table-cell>
          <table:table-cell/>
        </table:table-row>
        <table:table-row table:style-name="ro1">
          <table:table-cell table:number-columns-repeated="5"/>
          <table:table-cell office:value-type="float" office:value="24.8" calcext:value-type="float">
            <text:p>24.8</text:p>
          </table:table-cell>
          <table:table-cell office:value-type="float" office:value="18.8" calcext:value-type="float">
            <text:p>18.8</text:p>
          </table:table-cell>
          <table:table-cell office:value-type="float" office:value="14.14" calcext:value-type="float">
            <text:p>14.14</text:p>
          </table:table-cell>
          <table:table-cell office:value-type="float" office:value="9" calcext:value-type="float">
            <text:p>9</text:p>
          </table:table-cell>
          <table:table-cell office:value-type="float" office:value="3.53" calcext:value-type="float">
            <text:p>3.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[.F18]-[.B18]" office:value-type="float" office:value="-23.61" calcext:value-type="float">
            <text:p>-23.61</text:p>
          </table:table-cell>
          <table:table-cell table:formula="of:=[.F17]-[.C17]" office:value-type="float" office:value="-19.62" calcext:value-type="float">
            <text:p>-19.62</text:p>
          </table:table-cell>
          <table:table-cell table:formula="of:=[.F17]-[.D17]" office:value-type="float" office:value="-13.84" calcext:value-type="float">
            <text:p>-13.84</text:p>
          </table:table-cell>
          <table:table-cell table:formula="of:=[.F17]-[.E17]" office:value-type="float" office:value="-7.79" calcext:value-type="float">
            <text:p>-7.79</text:p>
          </table:table-cell>
          <table:table-cell office:value-type="float" office:value="0" calcext:value-type="float">
            <text:p>0</text:p>
          </table:table-cell>
          <table:table-cell table:formula="of:=[.$F$19]-[.G19]" office:value-type="float" office:value="6" calcext:value-type="float">
            <text:p>6</text:p>
          </table:table-cell>
          <table:table-cell table:formula="of:=[.$F$19]-[.H19]" office:value-type="float" office:value="10.66" calcext:value-type="float">
            <text:p>10.66</text:p>
          </table:table-cell>
          <table:table-cell table:formula="of:=[.$F$19]-[.I19]" office:value-type="float" office:value="15.8" calcext:value-type="float">
            <text:p>15.8</text:p>
          </table:table-cell>
          <table:table-cell table:formula="of:=[.$F$19]-[.J19]" office:value-type="float" office:value="21.27" calcext:value-type="float">
            <text:p>21.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formula="of:=[.G20]-[.E20]" office:value-type="float" office:value="13.79" calcext:value-type="float">
            <text:p>13.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.66" calcext:value-type="float">
            <text:p>10.66</text:p>
          </table:table-cell>
          <table:table-cell/>
        </table:table-row>
        <table:table-row table:style-name="ro1">
          <table:table-cell table:number-columns-repeated="6"/>
          <table:table-cell table:formula="of:=[.G21]*3.9" office:value-type="float" office:value="53.781" calcext:value-type="float">
            <text:p>53.78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1.27" calcext:value-type="float">
            <text:p>21.2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k</text:p>
          </table:table-cell>
          <table:table-cell office:value-type="float" office:value="5.902" calcext:value-type="float">
            <text:p>5.90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mb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nm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l=lambdaf/k</text:p>
          </table:table-cell>
          <table:table-cell table:formula="of:=[.J26]*[.J27]/[.J25]" office:value-type="float" office:value="92.0027109454422" calcext:value-type="float">
            <text:p>92.0027109454</text:p>
          </table:table-cell>
          <table:table-cell office:value-type="string" calcext:value-type="string">
            <text:p>um</text:p>
          </table:table-cell>
          <table:table-cell table:formula="of:=[.K25]/[.J25]*[.J29]" office:value-type="float" office:value="2.46296650785833" calcext:value-type="float">
            <text:p>2.4629665079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min</text:p>
          </table:table-cell>
          <table:table-cell table:formula="of:=[.J26]*[.J27]/[.J31]" office:value-type="float" office:value="21.72" calcext:value-type="float">
            <text:p>21.72</text:p>
          </table:table-cell>
          <table:table-cell office:value-type="string" calcext:value-type="string">
            <text:p>um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ikroskop</text:p>
          </table:table-cell>
          <table:table-cell table:number-columns-repeated="3"/>
          <table:table-cell office:value-type="string" calcext:value-type="string">
            <text:p>sí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uzky</text:p>
          </table:table-cell>
          <table:table-cell table:number-columns-repeated="3"/>
          <table:table-cell office:value-type="string" calcext:value-type="string">
            <text:p>vlákna</text:p>
          </table:table-cell>
          <table:table-cell office:value-type="string" calcext:value-type="string">
            <text:p>vodorovne</text:p>
          </table:table-cell>
          <table:table-cell office:value-type="float" office:value="23" calcext:value-type="float">
            <text:p>23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3]/[.H3]" office:value-type="float" office:value="104.608695652174" calcext:value-type="float">
            <text:p>104.60869565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/12" office:value-type="float" office:value="98.5" calcext:value-type="float">
            <text:p>98.5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hyba</text:p>
          </table:table-cell>
          <table:table-cell table:formula="of:=20/[.H3]" office:value-type="float" office:value="0.869565217391304" calcext:value-type="float">
            <text:p>0.8695652174</text:p>
          </table:table-cell>
        </table:table-row>
        <table:table-row table:style-name="ro1">
          <table:table-cell/>
          <table:table-cell office:value-type="string" calcext:value-type="string">
            <text:p>chbya</text:p>
          </table:table-cell>
          <table:table-cell table:formula="of:=30/12" office:value-type="float" office:value="2.5" calcext:value-type="float">
            <text:p>2.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svisle</text:p>
          </table:table-cell>
          <table:table-cell office:value-type="float" office:value="20" calcext:value-type="float">
            <text:p>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6]/[.H6]" office:value-type="float" office:value="104.7" calcext:value-type="float">
            <text:p>104.7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hbya</text:p>
          </table:table-cell>
          <table:table-cell table:formula="of:=20/[.H6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tvory</text:p>
          </table:table-cell>
          <table:table-cell table:formula="of:=[.I7]-[.F14]" office:value-type="float" office:value="54.3666666666667" calcext:value-type="float">
            <text:p>54.3666666667</text:p>
          </table:table-cell>
        </table:table-row>
        <table:table-row table:style-name="ro1">
          <table:table-cell table:number-columns-repeated="5"/>
          <table:table-cell table:formula="of:=AVERAGE([.F4:.F12])" office:value-type="float" office:value="50.3333333333333" calcext:value-type="float">
            <text:p>50.333333333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TDEV([.F4:.F12])" office:value-type="float" office:value="4.18330013267038" calcext:value-type="float">
            <text:p>4.1833001327</text:p>
          </table:table-cell>
          <table:table-cell table:number-columns-repeated="3"/>
        </table:table-row>
      </table:table>
      <table:table table:name="ctverec" table:style-name="ta1">
        <table:table-column table:style-name="co1" table:number-columns-repeated="45" table:default-cell-style-name="Default"/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4.4" calcext:value-type="float">
            <text:p>24.4</text:p>
          </table:table-cell>
          <table:table-cell office:value-type="float" office:value="23.37" calcext:value-type="float">
            <text:p>23.37</text:p>
          </table:table-cell>
          <table:table-cell/>
          <table:table-cell office:value-type="float" office:value="22.13" calcext:value-type="float">
            <text:p>22.13</text:p>
          </table:table-cell>
          <table:table-cell office:value-type="float" office:value="21.47" calcext:value-type="float">
            <text:p>21.47</text:p>
          </table:table-cell>
          <table:table-cell office:value-type="float" office:value="20.68" calcext:value-type="float">
            <text:p>20.68</text:p>
          </table:table-cell>
          <table:table-cell office:value-type="float" office:value="19.87" calcext:value-type="float">
            <text:p>19.87</text:p>
          </table:table-cell>
          <table:table-cell office:value-type="float" office:value="19.1" calcext:value-type="float">
            <text:p>19.1</text:p>
          </table:table-cell>
          <table:table-cell office:value-type="float" office:value="18.41" calcext:value-type="float">
            <text:p>18.41</text:p>
          </table:table-cell>
          <table:table-cell office:value-type="float" office:value="17.71" calcext:value-type="float">
            <text:p>17.71</text:p>
          </table:table-cell>
          <table:table-cell office:value-type="float" office:value="16.95" calcext:value-type="float">
            <text:p>16.95</text:p>
          </table:table-cell>
          <table:table-cell office:value-type="float" office:value="16.08" calcext:value-type="float">
            <text:p>16.08</text:p>
          </table:table-cell>
          <table:table-cell office:value-type="float" office:value="15.35" calcext:value-type="float">
            <text:p>15.35</text:p>
          </table:table-cell>
          <table:table-cell office:value-type="float" office:value="14.6" calcext:value-type="float">
            <text:p>14.6</text:p>
          </table:table-cell>
          <table:table-cell office:value-type="float" office:value="13.84" calcext:value-type="float">
            <text:p>13.84</text:p>
          </table:table-cell>
          <table:table-cell office:value-type="float" office:value="13.05" calcext:value-type="float">
            <text:p>13.05</text:p>
          </table:table-cell>
          <table:table-cell office:value-type="float" office:value="12.3" calcext:value-type="float">
            <text:p>12.3</text:p>
          </table:table-cell>
          <table:table-cell office:value-type="float" office:value="11.57" calcext:value-type="float">
            <text:p>11.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.73" calcext:value-type="float">
            <text:p>14.73</text:p>
          </table:table-cell>
          <table:table-cell office:value-type="float" office:value="14.06" calcext:value-type="float">
            <text:p>14.06</text:p>
          </table:table-cell>
          <table:table-cell office:value-type="float" office:value="13.26" calcext:value-type="float">
            <text:p>13.26</text:p>
          </table:table-cell>
          <table:table-cell office:value-type="float" office:value="12.59" calcext:value-type="float">
            <text:p>12.59</text:p>
          </table:table-cell>
          <table:table-cell office:value-type="float" office:value="11.92" calcext:value-type="float">
            <text:p>11.92</text:p>
          </table:table-cell>
          <table:table-cell office:value-type="float" office:value="11.2" calcext:value-type="float">
            <text:p>11.2</text:p>
          </table:table-cell>
          <table:table-cell office:value-type="float" office:value="10.49" calcext:value-type="float">
            <text:p>10.49</text:p>
          </table:table-cell>
          <table:table-cell office:value-type="float" office:value="9.81" calcext:value-type="float">
            <text:p>9.81</text:p>
          </table:table-cell>
          <table:table-cell office:value-type="float" office:value="9.1" calcext:value-type="float">
            <text:p>9.1</text:p>
          </table:table-cell>
          <table:table-cell office:value-type="float" office:value="8.34" calcext:value-type="float">
            <text:p>8.34</text:p>
          </table:table-cell>
          <table:table-cell office:value-type="float" office:value="7.65" calcext:value-type="float">
            <text:p>7.65</text:p>
          </table:table-cell>
          <table:table-cell office:value-type="float" office:value="6.92" calcext:value-type="float">
            <text:p>6.92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float" office:value="4.67" calcext:value-type="float">
            <text:p>4.67</text:p>
          </table:table-cell>
          <table:table-cell table:number-columns-repeated="28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hotovo</text:p>
          </table:table-cell>
          <table:table-cell table:formula="of:=[.C5]-[.$AD$13]" office:value-type="float" office:value="9.285" calcext:value-type="float">
            <text:p>9.285</text:p>
          </table:table-cell>
          <table:table-cell table:formula="of:=[.D5]-[.$AD$13]" office:value-type="float" office:value="8.615" calcext:value-type="float">
            <text:p>8.615</text:p>
          </table:table-cell>
          <table:table-cell table:formula="of:=[.E5]-[.$AD$13]" office:value-type="float" office:value="7.815" calcext:value-type="float">
            <text:p>7.815</text:p>
          </table:table-cell>
          <table:table-cell table:formula="of:=[.F5]-[.$AD$13]" office:value-type="float" office:value="7.145" calcext:value-type="float">
            <text:p>7.145</text:p>
          </table:table-cell>
          <table:table-cell table:formula="of:=[.G5]-[.$AD$13]" office:value-type="float" office:value="6.475" calcext:value-type="float">
            <text:p>6.475</text:p>
          </table:table-cell>
          <table:table-cell table:formula="of:=[.H5]-[.$AD$13]" office:value-type="float" office:value="5.755" calcext:value-type="float">
            <text:p>5.755</text:p>
          </table:table-cell>
          <table:table-cell table:formula="of:=[.I5]-[.$AD$13]" office:value-type="float" office:value="5.045" calcext:value-type="float">
            <text:p>5.045</text:p>
          </table:table-cell>
          <table:table-cell table:formula="of:=[.J5]-[.$AD$13]" office:value-type="float" office:value="4.365" calcext:value-type="float">
            <text:p>4.365</text:p>
          </table:table-cell>
          <table:table-cell table:formula="of:=[.K5]-[.$AD$13]" office:value-type="float" office:value="3.655" calcext:value-type="float">
            <text:p>3.655</text:p>
          </table:table-cell>
          <table:table-cell table:formula="of:=[.L5]-[.$AD$13]" office:value-type="float" office:value="2.895" calcext:value-type="float">
            <text:p>2.895</text:p>
          </table:table-cell>
          <table:table-cell table:formula="of:=[.M5]-[.$AD$13]" office:value-type="float" office:value="2.205" calcext:value-type="float">
            <text:p>2.205</text:p>
          </table:table-cell>
          <table:table-cell table:formula="of:=([.N4]-[.$AD$14]+[.N5]-[.$AD$13])/2" office:value-type="float" office:value="1.502" calcext:value-type="float">
            <text:p>1.502</text:p>
          </table:table-cell>
          <table:table-cell table:formula="of:=([.O4]-[.$AD$14]+[.O5]-[.$AD$13])/2" office:value-type="float" office:value="0.547000000000001" calcext:value-type="float">
            <text:p>0.547</text:p>
          </table:table-cell>
          <table:table-cell/>
          <table:table-cell table:formula="of:=([.Q4]-[.$AD$14]+[.Q5]-[.$AD$13])/2" office:value-type="float" office:value="-0.758" calcext:value-type="float">
            <text:p>-0.758</text:p>
          </table:table-cell>
          <table:table-cell table:formula="of:=[.R4]-[.$AD$14]" office:value-type="float" office:value="-1.401" calcext:value-type="float">
            <text:p>-1.401</text:p>
          </table:table-cell>
          <table:table-cell table:formula="of:=[.S4]-[.$AD$14]" office:value-type="float" office:value="-2.191" calcext:value-type="float">
            <text:p>-2.191</text:p>
          </table:table-cell>
          <table:table-cell table:formula="of:=[.T4]-[.$AD$14]" office:value-type="float" office:value="-3.001" calcext:value-type="float">
            <text:p>-3.001</text:p>
          </table:table-cell>
          <table:table-cell table:formula="of:=[.U4]-[.$AD$14]" office:value-type="float" office:value="-3.771" calcext:value-type="float">
            <text:p>-3.771</text:p>
          </table:table-cell>
          <table:table-cell table:formula="of:=[.V4]-[.$AD$14]" office:value-type="float" office:value="-4.461" calcext:value-type="float">
            <text:p>-4.461</text:p>
          </table:table-cell>
          <table:table-cell table:formula="of:=[.W4]-[.$AD$14]" office:value-type="float" office:value="-5.161" calcext:value-type="float">
            <text:p>-5.161</text:p>
          </table:table-cell>
          <table:table-cell table:formula="of:=[.X4]-[.$AD$14]" office:value-type="float" office:value="-5.921" calcext:value-type="float">
            <text:p>-5.921</text:p>
          </table:table-cell>
          <table:table-cell table:formula="of:=[.Y4]-[.$AD$14]" office:value-type="float" office:value="-6.791" calcext:value-type="float">
            <text:p>-6.791</text:p>
          </table:table-cell>
          <table:table-cell table:formula="of:=[.Z4]-[.$AD$14]" office:value-type="float" office:value="-7.521" calcext:value-type="float">
            <text:p>-7.521</text:p>
          </table:table-cell>
          <table:table-cell table:formula="of:=[.AA4]-[.$AD$14]" office:value-type="float" office:value="-8.271" calcext:value-type="float">
            <text:p>-8.271</text:p>
          </table:table-cell>
          <table:table-cell table:formula="of:=[.AB4]-[.$AD$14]" office:value-type="float" office:value="-9.031" calcext:value-type="float">
            <text:p>-9.031</text:p>
          </table:table-cell>
          <table:table-cell table:formula="of:=[.AC4]-[.$AD$14]" office:value-type="float" office:value="-9.821" calcext:value-type="float">
            <text:p>-9.821</text:p>
          </table:table-cell>
          <table:table-cell table:formula="of:=[.AD4]-[.$AD$14]" office:value-type="float" office:value="-10.571" calcext:value-type="float">
            <text:p>-10.571</text:p>
          </table:table-cell>
          <table:table-cell table:formula="of:=[.AE4]-[.$AD$14]" office:value-type="float" office:value="-11.301" calcext:value-type="float">
            <text:p>-11.301</text:p>
          </table:table-cell>
          <table:table-cell table:number-columns-repeated="14"/>
        </table:table-row>
        <table:table-row table:style-name="ro1" table:number-rows-repeated="5">
          <table:table-cell table:number-columns-repeated="45"/>
        </table:table-row>
        <table:table-row table:style-name="ro1">
          <table:table-cell table:number-columns-repeated="28"/>
          <table:table-cell office:value-type="string" calcext:value-type="string">
            <text:p>zap c</text:p>
          </table:table-cell>
          <table:table-cell office:value-type="float" office:value="5.445" calcext:value-type="float">
            <text:p>5.445</text:p>
          </table:table-cell>
          <table:table-cell table:number-columns-repeated="15"/>
        </table:table-row>
        <table:table-row table:style-name="ro1">
          <table:table-cell table:number-columns-repeated="28"/>
          <table:table-cell office:value-type="string" calcext:value-type="string">
            <text:p>klad c</text:p>
          </table:table-cell>
          <table:table-cell office:value-type="float" office:value="22.871" calcext:value-type="float">
            <text:p>22.871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-0.736291 <text:s text:c="7"/>+/- 0.002381 <text:s text:c="4"/>(0.3234%)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9"/>
          <table:table-cell office:value-type="float" office:value="-13" calcext:value-type="float">
            <text:p>-13</text:p>
          </table:table-cell>
          <table:table-cell office:value-type="float" office:value="9.285" calcext:value-type="float">
            <text:p>9.285</text:p>
          </table:table-cell>
          <table:table-cell table:number-columns-repeated="2"/>
          <table:table-cell office:value-type="string" calcext:value-type="string">
            <text:p>lamb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k</text:p>
          </table:table-cell>
          <table:table-cell table:formula="of:=[.AK41]" office:value-type="float" office:value="0.294416" calcext:value-type="float">
            <text:p>0.294416</text:p>
          </table:table-cell>
          <table:table-cell table:formula="of:=[.AL41]" office:value-type="float" office:value="0.003039" calcext:value-type="float">
            <text:p>0.003039</text:p>
          </table:table-cell>
          <table:table-cell table:number-columns-repeated="15"/>
        </table:table-row>
        <table:table-row table:style-name="ro1">
          <table:table-cell table:number-columns-repeated="19"/>
          <table:table-cell office:value-type="float" office:value="-12" calcext:value-type="float">
            <text:p>-12</text:p>
          </table:table-cell>
          <table:table-cell office:value-type="float" office:value="8.615" calcext:value-type="float">
            <text:p>8.61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formula="of:=['ctvrec P4'.I20]" office:value-type="float" office:value="3.90674869956131" calcext:value-type="float">
            <text:p>3.9067486996</text:p>
          </table:table-cell>
          <table:table-cell table:formula="of:=['ctvrec P4'.J20]" office:value-type="float" office:value="0.0821776981044563" calcext:value-type="float">
            <text:p>0.0821776981</text:p>
          </table:table-cell>
          <table:table-cell table:number-columns-repeated="15"/>
        </table:table-row>
        <table:table-row table:style-name="ro1">
          <table:table-cell table:number-columns-repeated="19"/>
          <table:table-cell office:value-type="float" office:value="-11" calcext:value-type="float">
            <text:p>-1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  <table:table-cell office:value-type="string" calcext:value-type="string">
            <text:p>a=lam*f/k</text:p>
          </table:table-cell>
          <table:table-cell table:formula="of:=[.Y17]*[.Y18]/0.73629" office:value-type="float" office:value="737.48115552296" calcext:value-type="float">
            <text:p>737.481155523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A=Ylamf/k</text:p>
          </table:table-cell>
          <table:table-cell table:formula="of:=[.AC18]*[.Y17]*[.Y18]/[.AC17]" office:value-type="float" office:value="7205.33036201087" calcext:value-type="float">
            <text:p>7205.3303620109</text:p>
          </table:table-cell>
          <table:table-cell table:formula="of:=[.AC19]*SQRT(([.AD18]/[.AC18])^2+([.AD17]/[.AC17])^2)" office:value-type="float" office:value="168.827730280986" calcext:value-type="float">
            <text:p>168.827730281</text:p>
          </table:table-cell>
          <table:table-cell table:number-columns-repeated="15"/>
        </table:table-row>
        <table:table-row table:style-name="ro1">
          <table:table-cell table:number-columns-repeated="19"/>
          <table:table-cell office:value-type="float" office:value="-10" calcext:value-type="float">
            <text:p>-10</text:p>
          </table:table-cell>
          <table:table-cell office:value-type="float" office:value="7.145" calcext:value-type="float">
            <text:p>7.145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9" calcext:value-type="float">
            <text:p>-9</text:p>
          </table:table-cell>
          <table:table-cell office:value-type="float" office:value="6.475" calcext:value-type="float">
            <text:p>6.475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8" calcext:value-type="float">
            <text:p>-8</text:p>
          </table:table-cell>
          <table:table-cell office:value-type="float" office:value="5.755" calcext:value-type="float">
            <text:p>5.755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7" calcext:value-type="float">
            <text:p>-7</text:p>
          </table:table-cell>
          <table:table-cell office:value-type="float" office:value="5.045" calcext:value-type="float">
            <text:p>5.045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6" calcext:value-type="float">
            <text:p>-6</text:p>
          </table:table-cell>
          <table:table-cell office:value-type="float" office:value="4.365" calcext:value-type="float">
            <text:p>4.365</text:p>
          </table:table-cell>
          <table:table-cell table:number-columns-repeated="2"/>
          <table:table-cell office:value-type="string" calcext:value-type="string">
            <text:p>svisle</text:p>
          </table:table-cell>
          <table:table-cell office:value-type="string" calcext:value-type="string">
            <text:p>k</text:p>
          </table:table-cell>
          <table:table-cell table:number-columns-repeated="20"/>
        </table:table-row>
        <table:table-row table:style-name="ro1">
          <table:table-cell table:number-columns-repeated="19"/>
          <table:table-cell office:value-type="float" office:value="-5" calcext:value-type="float">
            <text:p>-5</text:p>
          </table:table-cell>
          <table:table-cell office:value-type="float" office:value="3.655" calcext:value-type="float">
            <text:p>3.65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9"/>
          <table:table-cell office:value-type="float" office:value="-4" calcext:value-type="float">
            <text:p>-4</text:p>
          </table:table-cell>
          <table:table-cell office:value-type="float" office:value="2.895" calcext:value-type="float">
            <text:p>2.895</text:p>
          </table:table-cell>
          <table:table-cell table:number-columns-repeated="3"/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9"/>
          <table:table-cell office:value-type="float" office:value="-3" calcext:value-type="float">
            <text:p>-3</text:p>
          </table:table-cell>
          <table:table-cell office:value-type="float" office:value="2.205" calcext:value-type="float">
            <text:p>2.205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2" calcext:value-type="float">
            <text:p>-2</text:p>
          </table:table-cell>
          <table:table-cell office:value-type="float" office:value="1.502" calcext:value-type="float">
            <text:p>1.502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1" calcext:value-type="float">
            <text:p>-1</text:p>
          </table:table-cell>
          <table:table-cell office:value-type="float" office:value="0.547000000000001" calcext:value-type="float">
            <text:p>0.547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-0.758" calcext:value-type="float">
            <text:p>-0.758</text:p>
          </table:table-cell>
          <table:table-cell table:number-columns-repeated="11"/>
          <table:table-cell office:value-type="float" office:value="-10" calcext:value-type="float">
            <text:p>-10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-1.401" calcext:value-type="float">
            <text:p>-1.401</text:p>
          </table:table-cell>
          <table:table-cell table:number-columns-repeated="11"/>
          <table:table-cell office:value-type="float" office:value="-9" calcext:value-type="float">
            <text:p>-9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-2.191" calcext:value-type="float">
            <text:p>-2.191</text:p>
          </table:table-cell>
          <table:table-cell table:number-columns-repeated="11"/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-3.001" calcext:value-type="float">
            <text:p>-3.001</text:p>
          </table:table-cell>
          <table:table-cell table:number-columns-repeated="11"/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-3.771" calcext:value-type="float">
            <text:p>-3.771</text:p>
          </table:table-cell>
          <table:table-cell table:number-columns-repeated="11"/>
          <table:table-cell office:value-type="float" office:value="-6" calcext:value-type="float">
            <text:p>-6</text:p>
          </table:table-cell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-4.461" calcext:value-type="float">
            <text:p>-4.461</text:p>
          </table:table-cell>
          <table:table-cell table:number-columns-repeated="11"/>
          <table:table-cell office:value-type="float" office:value="-5" calcext:value-type="float">
            <text:p>-5</text:p>
          </table:table-cell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-5.161" calcext:value-type="float">
            <text:p>-5.161</text:p>
          </table:table-cell>
          <table:table-cell table:number-columns-repeated="11"/>
          <table:table-cell office:value-type="float" office:value="-4" calcext:value-type="float">
            <text:p>-4</text:p>
          </table:table-cell>
          <table:table-cell office:value-type="float" office:value="1.8" calcext:value-type="float">
            <text:p>1.8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-5.921" calcext:value-type="float">
            <text:p>-5.921</text:p>
          </table:table-cell>
          <table:table-cell table:number-columns-repeated="11"/>
          <table:table-cell office:value-type="float" office:value="-3" calcext:value-type="float">
            <text:p>-3</text:p>
          </table:table-cell>
          <table:table-cell office:value-type="float" office:value="2.2" calcext:value-type="float">
            <text:p>2.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9" calcext:value-type="float">
            <text:p>9</text:p>
          </table:table-cell>
          <table:table-cell office:value-type="float" office:value="-6.791" calcext:value-type="float">
            <text:p>-6.791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10" calcext:value-type="float">
            <text:p>10</text:p>
          </table:table-cell>
          <table:table-cell office:value-type="float" office:value="-7.521" calcext:value-type="float">
            <text:p>-7.521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0.294416 <text:s text:c="8"/>+/- 0.003039 <text:s text:c="4"/>(1.032%)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-8.271" calcext:value-type="float">
            <text:p>-8.27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294416" calcext:value-type="float">
            <text:p>0.294416</text:p>
          </table:table-cell>
          <table:table-cell office:value-type="float" office:value="0.003039" calcext:value-type="float">
            <text:p>0.003039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-9.031" calcext:value-type="float">
            <text:p>-9.03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13" calcext:value-type="float">
            <text:p>13</text:p>
          </table:table-cell>
          <table:table-cell office:value-type="float" office:value="-9.821" calcext:value-type="float">
            <text:p>-9.82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14" calcext:value-type="float">
            <text:p>14</text:p>
          </table:table-cell>
          <table:table-cell office:value-type="float" office:value="-10.571" calcext:value-type="float">
            <text:p>-10.57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-11.301" calcext:value-type="float">
            <text:p>-11.30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table:number-columns-repeated="11"/>
        </table:table-row>
      </table:table>
      <table:table table:name="ctvrec P4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.97" calcext:value-type="float">
            <text:p>9.97</text:p>
          </table:table-cell>
          <table:table-cell office:value-type="float" office:value="11.75" calcext:value-type="float">
            <text:p>11.75</text:p>
          </table:table-cell>
          <table:table-cell office:value-type="float" office:value="14.8" calcext:value-type="float">
            <text:p>14.8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.97" calcext:value-type="float">
            <text:p>9.97</text:p>
          </table:table-cell>
          <table:table-cell office:value-type="float" office:value="12.03" calcext:value-type="float">
            <text:p>12.03</text:p>
          </table:table-cell>
          <table:table-cell office:value-type="float" office:value="14.85" calcext:value-type="float">
            <text:p>14.85</text:p>
          </table:table-cell>
          <table:table-cell office:value-type="float" office:value="17.81" calcext:value-type="float">
            <text:p>17.81</text:p>
          </table:table-cell>
        </table:table-row>
        <table:table-row table:style-name="ro1">
          <table:table-cell/>
          <table:table-cell table:formula="of:=[.B5]" office:value-type="float" office:value="9.97" calcext:value-type="float">
            <text:p>9.97</text:p>
          </table:table-cell>
          <table:table-cell table:formula="of:=[.C5]" office:value-type="float" office:value="11.75" calcext:value-type="float">
            <text:p>11.75</text:p>
          </table:table-cell>
          <table:table-cell table:formula="of:=[.D5]" office:value-type="float" office:value="14.8" calcext:value-type="float">
            <text:p>14.8</text:p>
          </table:table-cell>
          <table:table-cell table:formula="of:=[.E5]" office:value-type="float" office:value="17.8" calcext:value-type="float">
            <text:p>17.8</text:p>
          </table:table-cell>
          <table:table-cell/>
          <table:table-cell table:formula="of:=[.G5]" office:value-type="float" office:value="24.5" calcext:value-type="float">
            <text:p>24.5</text:p>
          </table:table-cell>
          <table:table-cell table:formula="of:=[.H6]+[.$G$5]-[.$G$6]" office:value-type="float" office:value="26.56" calcext:value-type="float">
            <text:p>26.56</text:p>
          </table:table-cell>
          <table:table-cell table:formula="of:=[.I6]+[.$G$5]-[.$G$6]" office:value-type="float" office:value="29.38" calcext:value-type="float">
            <text:p>29.38</text:p>
          </table:table-cell>
          <table:table-cell table:formula="of:=[.J6]+[.$G$5]-[.$G$6]" office:value-type="float" office:value="32.34" calcext:value-type="float">
            <text:p>32.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r</text:p>
          </table:table-cell>
          <table:table-cell table:formula="of:=AVERAGE([.B7:.E7];[.G7:.J7])" office:value-type="float" office:value="20.8875" calcext:value-type="float">
            <text:p>20.887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9.97" calcext:value-type="float">
            <text:p>9.97</text:p>
          </table:table-cell>
          <table:table-cell table:formula="of:=[.D12]-[.$G$9]" office:value-type="float" office:value="-10.9175" calcext:value-type="float">
            <text:p>-10.91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1.75" calcext:value-type="float">
            <text:p>11.75</text:p>
          </table:table-cell>
          <table:table-cell table:formula="of:=[.D13]-[.$G$9]" office:value-type="float" office:value="-9.1375" calcext:value-type="float">
            <text:p>-9.137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<text:s/>2.8765 <text:s text:c="10"/>+/- 0.0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4.8" calcext:value-type="float">
            <text:p>14.8</text:p>
          </table:table-cell>
          <table:table-cell table:formula="of:=[.D14]-[.$G$9]" office:value-type="float" office:value="-6.0875" calcext:value-type="float">
            <text:p>-6.0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7.8" calcext:value-type="float">
            <text:p>17.8</text:p>
          </table:table-cell>
          <table:table-cell table:formula="of:=[.D15]-[.$G$9]" office:value-type="float" office:value="-3.0875" calcext:value-type="float">
            <text:p>-3.0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formula="of:=[.D17]-[.$G$9]" office:value-type="float" office:value="3.6125" calcext:value-type="float">
            <text:p>3.6125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0.73629" calcext:value-type="float">
            <text:p>0.7362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.56" calcext:value-type="float">
            <text:p>26.56</text:p>
          </table:table-cell>
          <table:table-cell table:formula="of:=[.D18]-[.$G$9]" office:value-type="float" office:value="5.6725" calcext:value-type="float">
            <text:p>5.6725</text:p>
          </table:table-cell>
          <table:table-cell table:number-columns-repeated="2"/>
          <table:table-cell office:value-type="string" calcext:value-type="string">
            <text:p>a4</text:p>
          </table:table-cell>
          <table:table-cell table:formula="of:=2.8765" office:value-type="float" office:value="2.8765" calcext:value-type="float">
            <text:p>2.876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.38" calcext:value-type="float">
            <text:p>29.38</text:p>
          </table:table-cell>
          <table:table-cell table:formula="of:=[.D19]-[.$G$9]" office:value-type="float" office:value="8.4925" calcext:value-type="float">
            <text:p>8.49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.34" calcext:value-type="float">
            <text:p>32.34</text:p>
          </table:table-cell>
          <table:table-cell table:formula="of:=[.D20]-[.$G$9]" office:value-type="float" office:value="11.4525" calcext:value-type="float">
            <text:p>11.4525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[.I18]/[.I17]" office:value-type="float" office:value="3.90674869956131" calcext:value-type="float">
            <text:p>3.9067486996</text:p>
          </table:table-cell>
          <table:table-cell table:formula="of:=[.I20]*SQRT(([.J18]/[.I18])^2+([.J17]/[.I17])^2)" office:value-type="float" office:value="0.0821776981044563" calcext:value-type="float">
            <text:p>0.0821776981</text:p>
          </table:table-cell>
        </table:table-row>
      </table:table>
      <table:table table:name="síťka" table:style-name="ta1">
        <table:table-column table:style-name="co1" table:number-columns-repeated="2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number-columns-repeated="8"/>
          <table:table-cell office:value-type="string" calcext:value-type="string">
            <text:p>vod</text:p>
          </table:table-cell>
          <table:table-cell office:value-type="string" calcext:value-type="string">
            <text:p>sv</text:p>
          </table:table-cell>
          <table:table-cell table:number-columns-repeated="4"/>
          <table:table-cell office:value-type="string" calcext:value-type="string">
            <text:p>vod</text:p>
          </table:table-cell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-1.7" calcext:value-type="float">
            <text:p>-1.7</text:p>
          </table:table-cell>
          <table:table-cell office:value-type="float" office:value="-1.4" calcext:value-type="float">
            <text:p>-1.4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d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-1" calcext:value-type="float">
            <text:p>-1</text:p>
          </table:table-cell>
          <table:table-cell office:value-type="float" office:value="-1.3" calcext:value-type="float">
            <text:p>-1.3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vis</text:p>
          </table:table-cell>
          <table:table-cell office:value-type="float" office:value="-1.4" calcext:value-type="float">
            <text:p>-1.4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table:number-columns-repeated="5"/>
          <table:table-cell office:value-type="string" calcext:value-type="string">
            <text:p>0.55 <text:s text:c="12"/>+/- 0.005774 </text:p>
          </table:table-cell>
          <table:table-cell/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1.17 <text:s text:c="12"/>+/- 0.02769 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0.585 <text:s text:c="11"/>+/- 0.007638 <text:s/></text:p>
          </table:table-cell>
          <table:table-cell table:number-columns-repeated="5"/>
          <table:table-cell office:value-type="string" calcext:value-type="string">
            <text:p>1.14 <text:s text:c="12"/>+/- 0.03464 <text:s/>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float" office:value="1.16" calcext:value-type="float">
            <text:p>1.1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lamb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nm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w</text:p>
          </table:table-cell>
          <table:table-cell table:formula="of:=[.L20]/[.M17]/10" office:value-type="float" office:value="96.9642857142857" calcext:value-type="float">
            <text:p>96.9642857143</text:p>
          </table:table-cell>
          <table:table-cell office:value-type="string" calcext:value-type="string">
            <text:p>um</text:p>
          </table:table-cell>
          <table:table-cell table:formula="of:=[.N17]/[.M17]*[.N24]" office:value-type="float" office:value="1.73150510204082" calcext:value-type="float">
            <text:p>1.73150510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L20]/[.S17]/10" office:value-type="float" office:value="46.8103448275862" calcext:value-type="float">
            <text:p>46.8103448276</text:p>
          </table:table-cell>
          <table:table-cell table:formula="of:=[.T17]/[.S17]*[.T24]" office:value-type="float" office:value="1.21061236623068" calcext:value-type="float">
            <text:p>1.2106123662</text:p>
          </table:table-cell>
          <table:table-cell office:value-type="string" calcext:value-type="string">
            <text:p>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20:58:35.192070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5-26T04:20:51.080096325</dc:date>
    <dc:creator>Vladislav Wohlrath</dc:creator>
    <meta:editing-duration>PT2H20M52S</meta:editing-duration>
    <meta:editing-cycles>18</meta:editing-cycles>
    <meta:document-statistic meta:table-count="5" meta:cell-count="570" meta:object-count="0"/>
  </office:meta>
</office:document-meta>
</file>